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4000000743FF8D712.png"/>
  <manifest:file-entry manifest:media-type="image/png" manifest:full-path="Pictures/100002010000021C000001590F4C8681.png"/>
  <manifest:file-entry manifest:media-type="image/jpeg" manifest:full-path="Pictures/10000000000005000000040046EC4FED.jpg"/>
  <manifest:file-entry manifest:media-type="image/png" manifest:full-path="Pictures/10000000000000200000002000309F1C.png"/>
  <manifest:file-entry manifest:media-type="image/jpeg" manifest:full-path="Pictures/1000000000000500000004002B131E8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5.001cm"/>
    </style:style>
    <style:style style:name="pr2" style:family="presentation" style:parent-style-name="Domyślnie-subtitle">
      <style:graphic-properties svg:stroke-color="#4c4c4c" draw:fill-color="#ffffff" draw:textarea-horizontal-align="left" draw:textarea-vertical-align="bottom" draw:auto-grow-height="true" fo:min-height="12.001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r4" style:family="presentation" style:parent-style-name="Domyślnie_20_1-title">
      <style:graphic-properties draw:auto-grow-height="true" fo:min-height="2.501cm"/>
    </style:style>
    <style:style style:name="pr5" style:family="presentation" style:parent-style-name="Domyślnie_20_1-outline1">
      <style:graphic-properties draw:auto-grow-height="true" fo:min-height="12.501cm"/>
    </style:style>
    <style:style style:name="pr6" style:family="presentation" style:parent-style-name="Domyślnie_20_1-notes">
      <style:graphic-properties draw:fill-color="#ffffff" draw:auto-grow-height="true" fo:min-height="13.365cm"/>
    </style:style>
    <style:style style:name="pr7" style:family="presentation" style:parent-style-name="Domyślnie_20_1-title">
      <style:graphic-properties fo:min-height="2.25cm"/>
    </style:style>
    <style:style style:name="pr8" style:family="presentation" style:parent-style-name="Domyślnie_20_1-outline1">
      <style:graphic-properties fo:min-height="13.61cm"/>
    </style:style>
    <style:style style:name="pr9" style:family="presentation" style:parent-style-name="Domyślnie_20_1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4c4c4c" fo:font-size="24pt"/>
    </style:style>
    <style:style style:name="T1" style:family="text">
      <style:text-properties fo:color="#4c4c4c" fo:language="en" fo:country="GB" style:font-relief="none"/>
    </style:style>
    <style:style style:name="T2" style:family="text">
      <style:text-properties fo:color="#4c4c4c" fo:font-size="24pt"/>
    </style:style>
    <style:style style:name="T3" style:family="text">
      <style:text-properties fo:font-family="'URW Gothic L'" style:font-family-generic="swiss" style:font-pitch="variable" fo:font-size="36pt" fo:language="pl" fo:country="PL" fo:font-weight="bold" style:font-size-asian="36pt" style:font-weight-asian="bold" style:font-size-complex="36pt" style:font-weight-complex="bold"/>
    </style:style>
    <style:style style:name="T4" style:family="text">
      <style:text-properties fo:language="en" fo:country="G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►">
        <style:list-level-properties text:space-before="0.3cm" text:min-label-width="0.9cm" fo:text-align="center"/>
        <style:text-properties fo:font-family="'Lucida Grande'" style:font-style-name="Regular" style:font-pitch="variable" fo:color="#6b4794" fo:font-size="60%"/>
      </text:list-level-style-bullet>
      <text:list-level-style-bullet text:level="2" text:bullet-char="●">
        <style:list-level-properties text:space-before="1.5cm" text:min-label-width="0.9cm"/>
        <style:text-properties fo:font-family="'Lucida Grande'" style:font-style-name="Regular" style:font-pitch="variable" fo:color="#6b4794" fo:font-size="7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 draw:id="id1">
        <office:forms form:automatic-focus="false" form:apply-design-mode="false"/>
        <draw:frame presentation:style-name="pr1" draw:layer="layout" svg:width="24cm" svg:height="5.001cm" svg:x="2cm" svg:y="1.999cm" presentation:class="title" presentation:user-transformed="true">
          <draw:text-box>
            <text:p><text:span text:style-name="T1">BPEL w Praktyce</text:span></text:p>
          </draw:text-box>
        </draw:frame>
        <draw:frame presentation:style-name="pr2" draw:text-style-name="P2" draw:layer="layout" svg:width="24cm" svg:height="12.001cm" svg:x="2cm" svg:y="7.5cm" presentation:class="subtitle" presentation:user-transformed="true">
          <draw:text-box>
            <text:p text:style-name="P1"><text:span text:style-name="T2"><text:a xlink:href="mailto:info@touk.pl">info@touk.pl</text:a></text:span></text:p>
            <text:p text:style-name="P1"><text:span text:style-name="T2"/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ie_20_1" presentation:presentation-page-layout-name="AL2T1" draw:id="id2">
        <office:forms form:automatic-focus="false" form:apply-design-mode="false"/>
        <draw:frame presentation:style-name="pr4" draw:layer="layout" svg:width="24cm" svg:height="2.501cm" svg:x="2cm" svg:y="2cm" presentation:class="title">
          <draw:text-box>
            <text:p><text:span text:style-name="T3">BPEL w Praktyce - Wstęp</text:span></text:p>
          </draw:text-box>
        </draw:frame>
        <draw:frame presentation:style-name="pr5" draw:text-style-name="P1" draw:layer="layout" svg:width="24cm" svg:height="12.501cm" svg:x="2cm" svg:y="5cm" presentation:class="outline" presentation:user-transformed="true">
          <draw:text-box>
            <text:list text:style-name="L2">
              <text:list-item>
                <text:p><text:span text:style-name="T4">Rafał Rusin TouK (http://rrusin.blogspot.com)</text:span></text:p>
              </text:list-item>
              <text:list-item>
                <text:p><text:span text:style-name="T4">Maciej Próchniak TouK</text:span></text:p>
              </text:list-item>
              <text:list-item>
                <text:p><text:span text:style-name="T4">Przegląd narzędzi, które zastosowaliśmy w komercyjnych projektach:</text:span></text:p>
                <text:list>
                  <text:list-item>
                    <text:p><text:span text:style-name="T4">SMX, ODE, Camel, ActiveMQ, Oracle</text:span></text:p>
                  </text:list-item>
                  <text:list-item>
                    <text:p><text:span text:style-name="T4">Narzędzia użyte do testów: SoapUI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_20_1" presentation:presentation-page-layout-name="AL2T1" draw:id="id3">
        <office:forms form:automatic-focus="false" form:apply-design-mode="false"/>
        <draw:frame presentation:style-name="pr7" draw:layer="layout" svg:width="24cm" svg:height="2.25cm" svg:x="2cm" svg:y="2.125cm" presentation:class="title">
          <draw:text-box>
            <text:p>Język BPEL - Wprowadzenie</text:p>
          </draw:text-box>
        </draw:frame>
        <draw:frame presentation:style-name="pr8" draw:layer="layout" svg:width="24cm" svg:height="13.61cm" svg:x="2cm" svg:y="5cm" presentation:class="outline">
          <draw:text-box>
            <text:list text:style-name="L2">
              <text:list-item>
                <text:p>Specyfikacja WS BPEL<text:line-break/>ścisłe powiązanie z WSDL'em</text:p>
              </text:list-item>
              <text:list-item>
                <text:p>BPEL – przegląd podstawowych konstrukcji języka</text:p>
                <text:list>
                  <text:list-item>
                    <text:p>Partner linki, RECEIVE, REPLY, INVOKE, WAIT (przykład Ping Pong)</text:p>
                  </text:list-item>
                  <text:list-item>
                    <text:p>Korelacje</text:p>
                  </text:list-item>
                  <text:list-item>
                    <text:p>Event Handler'y</text:p>
                  </text:list-item>
                  <text:list-item>
                    <text:p>Fault Handler'y, THROW</text:p>
                  </text:list-item>
                  <text:list-item>
                    <text:p>Kompensacje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_20_1" presentation:presentation-page-layout-name="AL2T1" draw:id="id4">
        <office:forms form:automatic-focus="false" form:apply-design-mode="false"/>
        <draw:frame presentation:style-name="pr7" draw:layer="layout" svg:width="24cm" svg:height="2.25cm" svg:x="2cm" svg:y="2.125cm" presentation:class="title">
          <draw:text-box>
            <text:p>ODE - Wprowadzenie</text:p>
          </draw:text-box>
        </draw:frame>
        <draw:frame presentation:style-name="pr8" draw:layer="layout" svg:width="24cm" svg:height="13.61cm" svg:x="2cm" svg:y="5cm" presentation:class="outline">
          <draw:text-box>
            <text:list text:style-name="L2">
              <text:list-item>
                <text:p>ODE = Orchestration Director Engine</text:p>
                <text:list>
                  <text:list-item>
                    <text:p>Rozszerzenia BPEL'a: <text:line-break/>Activity Recovery, ExtVars, SEP, XPath 2.0, XQuery 1.0, Pomocnicze funkcje XPath, Replayer i wersjonowanie (o tym za chwilę)</text:p>
                  </text:list-item>
                  <text:list-item>
                    <text:p>Monitorowanie i operacje administracyjne: <text:line-break/>Management API, Zapytania SQL</text:p>
                  </text:list-item>
                  <text:list-item>
                    <text:p>Dystrybucje: WAR, JBI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ie_20_1" presentation:presentation-page-layout-name="AL2T1" draw:id="id5">
        <office:forms form:automatic-focus="false" form:apply-design-mode="false"/>
        <draw:frame presentation:style-name="pr7" draw:layer="layout" svg:width="24cm" svg:height="2.25cm" svg:x="2cm" svg:y="2.125cm" presentation:class="title">
          <draw:text-box>
            <text:p>Replayer i Wersjonowanie</text:p>
          </draw:text-box>
        </draw:frame>
        <draw:frame presentation:style-name="pr8" draw:layer="layout" svg:width="24cm" svg:height="13.61cm" svg:x="2cm" svg:y="5cm" presentation:class="outline">
          <draw:text-box>
            <text:list text:style-name="L2">
              <text:list-item>
                <text:p>Wersjonowanie</text:p>
                <text:list>
                  <text:list-item>
                    <text:p>Zasada działania, stany ACTIVE i RETIRED</text:p>
                  </text:list-item>
                  <text:list-item>
                    <text:p>Rozróżnienie procesów zadeployowanych <text:line-break/>od zarejestrowanych w bazie</text:p>
                  </text:list-item>
                </text:list>
              </text:list-item>
              <text:list-item>
                <text:p>Replayer</text:p>
                <text:list>
                  <text:list-item>
                    <text:p>Do czego służy?</text:p>
                    <text:list>
                      <text:list-item>
                        <text:p>Inicjowanie stanów instancji procesów</text:p>
                      </text:list-item>
                      <text:list-item>
                        <text:p>Odtwarzanie błędów z produkcji lokalnie</text:p>
                      </text:list-item>
                      <text:list-item>
                        <text:p>Migrowanie stanu procesu do najnowszej wersji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omyślnie_20_1" presentation:presentation-page-layout-name="AL2T1" draw:id="id6">
        <office:forms form:automatic-focus="false" form:apply-design-mode="false"/>
        <draw:frame presentation:style-name="pr7" draw:layer="layout" svg:width="24cm" svg:height="2.25cm" svg:x="2cm" svg:y="2.125cm" presentation:class="title">
          <draw:text-box>
            <text:p>Podsumowanie</text:p>
          </draw:text-box>
        </draw:frame>
        <draw:frame presentation:style-name="pr8" draw:layer="layout" svg:width="24cm" svg:height="13.61cm" svg:x="2cm" svg:y="5cm" presentation:class="outline">
          <draw:text-box>
            <text:list text:style-name="L2">
              <text:list-item>
                <text:p>BPEL i BPMN - porównanie</text:p>
              </text:list-item>
              <text:list-item>
                <text:p>Konkurencja dla BPEL'a</text:p>
                <text:list>
                  <text:list-item>
                    <text:p>Bezpośrednia – brak?</text:p>
                  </text:list-item>
                  <text:list-item>
                    <text:p>Architektura oparta na Javie i zapisywaniu <text:line-break/>stanu w bazie – polemika</text:p>
                  </text:list-item>
                </text:list>
              </text:list-item>
              <text:list-item>
                <text:p>Konkurencja dla ODE</text:p>
                <text:list>
                  <text:list-item>
                    <text:p>Sun BPEL</text:p>
                  </text:list-item>
                  <text:list-item>
                    <text:p>ActiveVOS – komercyjny BPEL</text:p>
                  </text:list-item>
                  <text:list-item>
                    <text:p>BPMN</text:p>
                  </text:list-item>
                </text:list>
              </text:list-item>
              <text:list-item>
                <text:p>Przyszłość ODE (ODE-2.X, ODE-1.X + SMX)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500000004002B131E8F.jpg" xlink:type="simple" xlink:show="embed" xlink:actuate="onLoad"/>
    <draw:fill-image draw:name="Bitmape_20_2" draw:display-name="Bitmape 2" xlink:href="Pictures/10000000000000200000002000309F1C.png" xlink:type="simple" xlink:show="embed" xlink:actuate="onLoad"/>
    <draw:fill-image draw:name="background" xlink:href="Pictures/10000000000005000000040046EC4FED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omyślnie-background" style:family="presentation">
      <style:graphic-properties draw:stroke="none" draw:fill="bitmap" draw:fill-image-name="background" style:repeat="stretch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4c4c4c" style:text-outline="false" style:text-line-through-style="none" fo:font-family="'URW Gothic L'" style:font-style-name="Book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embossed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URW Gothic L'" style:font-style-name="Pogrubiona" style:font-family-generic="swiss" style:font-pitch="variable" fo:font-size="40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style style:name="Domyślnie_20_1-background" style:display-name="Domyślnie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omyślnie_20_1-backgroundobjects" style:display-name="Domyślnie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_20_1-notes" style:display-name="Domyślnie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_20_1-outline1" style:display-name="Domyślnie 1-outline1" style:family="presentation">
      <style:graphic-properties draw:stroke="none" draw:fill="none">
        <text:list-style style:name="Domyślnie_20_1-outline1" style:display-name="Domyślnie 1-outline1">
          <text:list-level-style-bullet text:level="1" text:bullet-char="►">
            <style:list-level-properties text:space-before="0.3cm" text:min-label-width="0.9cm" fo:text-align="center"/>
            <style:text-properties fo:font-family="'Lucida Grande'" style:font-style-name="Regular" style:font-pitch="variable" fo:color="#6b4794" fo:font-size="60%"/>
          </text:list-level-style-bullet>
          <text:list-level-style-bullet text:level="2" text:bullet-char="●">
            <style:list-level-properties text:space-before="1.5cm" text:min-label-width="0.9cm"/>
            <style:text-properties fo:font-family="'Lucida Grande'" style:font-style-name="Regular" style:font-pitch="variable" fo:color="#6b4794" fo:font-size="70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fo:color="#333333" style:text-outline="false" style:text-line-through-style="none" fo:font-family="'URW Gothic L'" style:font-style-name="Book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_20_1-outline2" style:display-name="Domyślnie 1-outline2" style:family="presentation" style:parent-style-name="Domyślnie_20_1-outline1">
      <style:paragraph-properties fo:margin-top="0cm" fo:margin-bottom="0.2cm"/>
      <style:text-properties fo:color="#4c4c4c" fo:font-size="20pt" style:font-size-asian="28pt" style:font-size-complex="28pt"/>
    </style:style>
    <style:style style:name="Domyślnie_20_1-outline3" style:display-name="Domyślnie 1-outline3" style:family="presentation" style:parent-style-name="Domyślnie_20_1-outline2">
      <style:paragraph-properties fo:margin-top="0cm" fo:margin-bottom="0.3cm"/>
      <style:text-properties fo:color="#666666" fo:font-size="16pt" style:font-size-asian="24pt" style:font-size-complex="24pt"/>
    </style:style>
    <style:style style:name="Domyślnie_20_1-outline4" style:display-name="Domyślnie 1-outline4" style:family="presentation" style:parent-style-name="Domyślnie_20_1-outline3">
      <style:paragraph-properties fo:margin-top="0cm" fo:margin-bottom="0.2cm"/>
      <style:text-properties fo:font-size="16pt" style:font-size-asian="20pt" style:font-size-complex="20pt"/>
    </style:style>
    <style:style style:name="Domyślnie_20_1-outline5" style:display-name="Domyślnie 1-outline5" style:family="presentation" style:parent-style-name="Domyślnie_20_1-outline4">
      <style:paragraph-properties fo:margin-top="0cm" fo:margin-bottom="0.1cm"/>
      <style:text-properties fo:font-size="14pt" style:font-size-asian="20pt" style:font-size-complex="20pt"/>
    </style:style>
    <style:style style:name="Domyślnie_20_1-outline6" style:display-name="Domyślnie 1-outline6" style:family="presentation" style:parent-style-name="Domyślnie_20_1-outline5">
      <style:paragraph-properties fo:margin-top="0cm" fo:margin-bottom="0.1cm"/>
      <style:text-properties fo:font-size="20pt" style:font-size-asian="20pt" style:font-size-complex="20pt"/>
    </style:style>
    <style:style style:name="Domyślnie_20_1-outline7" style:display-name="Domyślnie 1-outline7" style:family="presentation" style:parent-style-name="Domyślnie_20_1-outline6">
      <style:paragraph-properties fo:margin-top="0cm" fo:margin-bottom="0.1cm"/>
      <style:text-properties fo:font-size="20pt" style:font-size-asian="20pt" style:font-size-complex="20pt"/>
    </style:style>
    <style:style style:name="Domyślnie_20_1-outline8" style:display-name="Domyślnie 1-outline8" style:family="presentation" style:parent-style-name="Domyślnie_20_1-outline7">
      <style:paragraph-properties fo:margin-top="0cm" fo:margin-bottom="0.1cm"/>
      <style:text-properties fo:font-size="20pt" style:font-size-asian="20pt" style:font-size-complex="20pt"/>
    </style:style>
    <style:style style:name="Domyślnie_20_1-outline9" style:display-name="Domyślnie 1-outline9" style:family="presentation" style:parent-style-name="Domyślnie_20_1-outline8">
      <style:paragraph-properties fo:margin-top="0cm" fo:margin-bottom="0.1cm"/>
      <style:text-properties fo:font-size="20pt" style:font-size-asian="20pt" style:font-size-complex="20pt"/>
    </style:style>
    <style:style style:name="Domyślnie_20_1-subtitle" style:display-name="Domyślnie 1-subtitle" style:family="presentation">
      <style:graphic-properties draw:stroke="none" draw:fill="none" draw:textarea-vertical-align="middle">
        <text:list-style style:name="Domyślnie_20_1-subtitle" style:display-name="Domyślni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_20_1-title" style:display-name="Domyślnie 1-title" style:family="presentation">
      <style:graphic-properties draw:stroke="none" draw:fill="none" draw:textarea-vertical-align="middle">
        <text:list-style style:name="Domyślnie_20_1-title" style:display-name="Domyślni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URW Gothic L'" style:font-style-name="Pogrubiona" style:font-family-generic="swiss" style:font-pitch="variable" fo:font-size="36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omyślnie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omyślni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4cm" svg:height="5cm" svg:x="2cm" svg:y="2cm" presentation:class="title" presentation:placeholder="true">
        <draw:text-box/>
      </draw:frame>
      <draw:frame presentation:style-name="Domyślnie-outline1" draw:layer="backgroundobjects" svg:width="24cm" svg:height="13.86cm" svg:x="2cm" svg:y="7.5cm" presentation:class="outline" presentation:placeholder="true">
        <draw:text-box/>
      </draw:frame>
      <draw:frame draw:style-name="Mgr3" draw:text-style-name="MP3" draw:layer="backgroundobjects" svg:width="11.51cm" svg:height="7.35cm" svg:x="14.49cm" svg:y="12.15cm">
        <draw:image xlink:href="Pictures/100002010000021C000001590F4C8681.png" xlink:type="simple" xlink:show="embed" xlink:actuate="onLoad">
          <text:p/>
        </draw:image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omyślnie_20_1" style:display-name="Domyślnie 1" style:page-layout-name="PM1" draw:style-name="Mdp1">
      <office:forms form:automatic-focus="false" form:apply-design-mode="false"/>
      <draw:frame presentation:style-name="Domyślnie_20_1-title" draw:layer="backgroundobjects" svg:width="24cm" svg:height="2.5cm" svg:x="2cm" svg:y="2cm" presentation:class="title" presentation:placeholder="true">
        <draw:text-box/>
      </draw:frame>
      <draw:frame presentation:style-name="Domyślnie_20_1-outline1" draw:layer="backgroundobjects" svg:width="24cm" svg:height="13.86cm" svg:x="2cm" svg:y="5cm" presentation:class="outline" presentation:placeholder="true">
        <draw:text-box/>
      </draw:frame>
      <draw:frame draw:style-name="Mgr4" draw:text-style-name="MP3" draw:layer="backgroundobjects" svg:width="4.363cm" svg:height="2.811cm" svg:x="23cm" svg:y="17.589cm">
        <draw:image xlink:href="Pictures/10000201000000B4000000743FF8D712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omyślnie_20_1-title" draw:layer="backgroundobjects" svg:width="14.848cm" svg:height="11.136cm" svg:x="3.075cm" svg:y="2.257cm" presentation:class="page"/>
        <draw:frame presentation:style-name="Domyślnie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3-16T19:06:43</meta:creation-date>
    <dc:date>2009-11-10T15:47:48</dc:date>
    <meta:editing-duration>PT31H31M31S</meta:editing-duration>
    <meta:editing-cycles>105</meta:editing-cycles>
    <meta:generator>OpenOffice.org/3.0$Linux OpenOffice.org_project/300m15$Build-9379</meta:generator>
    <meta:document-statistic meta:object-count="52"/>
    <meta:user-defined meta:name="Informacja 1"/>
    <meta:user-defined meta:name="Informacja 2"/>
    <meta:user-defined meta:name="Informacja 3"/>
    <meta:user-defined meta:name="Informacja 4"/>
  </office:meta>
</office:document-meta>
</file>